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67.89mm"/>
    </style:style>
    <style:style style:name="co3" style:family="table-column">
      <style:table-column-properties fo:break-before="auto" style:column-width="55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73mm"/>
    </style:style>
    <style:style style:name="co6" style:family="table-column">
      <style:table-column-properties fo:break-before="auto" style:column-width="47.18mm"/>
    </style:style>
    <style:style style:name="co7" style:family="table-column">
      <style:table-column-properties fo:break-before="auto" style:column-width="51.75mm"/>
    </style:style>
    <style:style style:name="co8" style:family="table-column">
      <style:table-column-properties fo:break-before="auto" style:column-width="44.47mm"/>
    </style:style>
    <style:style style:name="co9" style:family="table-column">
      <style:table-column-properties fo:break-before="auto" style:column-width="49.72mm"/>
    </style:style>
    <style:style style:name="co10" style:family="table-column">
      <style:table-column-properties fo:break-before="auto" style:column-width="51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0000ff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5" table:default-cell-style-name="ce6"/>
        <table:table-column table:style-name="co4" table:default-cell-style-name="ce3"/>
        <table:table-column table:style-name="co6" table:default-cell-style-name="ce3"/>
        <table:table-column table:style-name="co7" table:default-cell-style-name="ce6"/>
        <table:table-column table:style-name="co4" table:default-cell-style-name="ce3"/>
        <table:table-column table:style-name="co8" table:default-cell-style-name="ce3"/>
        <table:table-column table:style-name="co9" table:default-cell-style-name="ce6"/>
        <table:table-column table:style-name="co4" table:default-cell-style-name="Default"/>
        <table:table-column table:style-name="co10" table:default-cell-style-name="ce9"/>
        <table:table-row table:style-name="ro1">
          <table:table-cell table:style-name="Default" office:value-type="string" calcext:value-type="string">
            <text:p>Bsp Vektor [1 100 200 30] (Pixel)</text:p>
          </table:table-cell>
          <table:table-cell table:style-name="Default" office:value-type="string" calcext:value-type="string">
            <text:p>Auflösung 700x800 Pixel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mmPixel_Verhältnis (P/mm)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table:style-name="Default"/>
          <table:table-cell table:style-name="Default" table:formula="of:=700/150" office:value-type="float" office:value="4.66666666666667" calcext:value-type="float">
            <text:p>4,66666666666667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Default" table:number-columns-repeated="2"/>
          <table:table-cell table:style-name="ce8"/>
          <table:table-cell/>
          <table:table-cell table:style-name="Default"/>
        </table:table-row>
        <table:table-row table:style-name="ro1">
          <table:table-cell office:value-type="string" calcext:value-type="string">
            <text:p>Name des Buttons bzw. Zahl</text:p>
          </table:table-cell>
          <table:table-cell table:style-name="ce2" office:value-type="string" calcext:value-type="string">
            <text:p>X-Abstand(linke Kante)(mm)</text:p>
          </table:table-cell>
          <table:table-cell table:style-name="ce5" office:value-type="string" calcext:value-type="string">
            <text:p>X-Abstand(linke Kante)(Pixel)</text:p>
          </table:table-cell>
          <table:table-cell table:style-name="ce2"/>
          <table:table-cell table:style-name="ce2" office:value-type="string" calcext:value-type="string">
            <text:p>Y-Abstand(unter Kante) (mm)</text:p>
          </table:table-cell>
          <table:table-cell table:style-name="ce5" office:value-type="string" calcext:value-type="string">
            <text:p>Y-Abstand(unter Kante) (Pixel)</text:p>
          </table:table-cell>
          <table:table-cell table:style-name="ce2"/>
          <table:table-cell table:style-name="ce2" office:value-type="string" calcext:value-type="string">
            <text:p>X-Breite des Objekts (mm)</text:p>
          </table:table-cell>
          <table:table-cell table:style-name="ce5" office:value-type="string" calcext:value-type="string">
            <text:p>X-Breite des Objekts (Pixel)</text:p>
          </table:table-cell>
          <table:table-cell table:style-name="ce2"/>
          <table:table-cell table:style-name="ce2" office:value-type="string" calcext:value-type="string">
            <text:p>Y-Höhe des Objekts(mm)</text:p>
          </table:table-cell>
          <table:table-cell table:style-name="ce5" office:value-type="string" calcext:value-type="string">
            <text:p>Y-Höhe des Objekts(Pixel)</text:p>
          </table:table-cell>
          <table:table-cell/>
          <table:table-cell office:value-type="string" calcext:value-type="string">
            <text:p>Vektor(Pixel)</text:p>
          </table:table-cell>
        </table:table-row>
        <table:table-row table:style-name="ro1">
          <table:table-cell office:value-type="string" calcext:value-type="string">
            <text:p>actualpattern_name</text:p>
          </table:table-cell>
          <table:table-cell office:value-type="float" office:value="10" calcext:value-type="float">
            <text:p>10,00</text:p>
          </table:table-cell>
          <table:table-cell table:formula="of:=[.B5]*[.$B$3]" office:value-type="float" office:value="46.6666666666667" calcext:value-type="float">
            <text:p>46,67</text:p>
          </table:table-cell>
          <table:table-cell/>
          <table:table-cell office:value-type="float" office:value="122.5" calcext:value-type="float">
            <text:p>122,50</text:p>
          </table:table-cell>
          <table:table-cell table:formula="of:=[.E5]*[.$B$3]" office:value-type="float" office:value="571.666666666667" calcext:value-type="float">
            <text:p>571,67</text:p>
          </table:table-cell>
          <table:table-cell/>
          <table:table-cell office:value-type="float" office:value="50" calcext:value-type="float">
            <text:p>50,00</text:p>
          </table:table-cell>
          <table:table-cell table:formula="of:=[.H5]*[.$B$3]" office:value-type="float" office:value="233.333333333333" calcext:value-type="float">
            <text:p>233,33</text:p>
          </table:table-cell>
          <table:table-cell/>
          <table:table-cell office:value-type="float" office:value="5" calcext:value-type="float">
            <text:p>5,00</text:p>
          </table:table-cell>
          <table:table-cell table:formula="of:=[.K5]*[.$B$3]" office:value-type="float" office:value="23.3333333333333" calcext:value-type="float">
            <text:p>23,33</text:p>
          </table:table-cell>
          <table:table-cell/>
          <table:table-cell office:value-type="string" calcext:value-type="string">
            <text:p>[46.67,571.67,233.33,23.33]</text:p>
          </table:table-cell>
        </table:table-row>
        <table:table-row table:style-name="ro1">
          <table:table-cell office:value-type="string" calcext:value-type="string">
            <text:p>Kasten1</text:p>
          </table:table-cell>
          <table:table-cell office:value-type="float" office:value="10" calcext:value-type="float">
            <text:p>10,00</text:p>
          </table:table-cell>
          <table:table-cell table:formula="of:=[.B6]*[.$B$3]" office:value-type="float" office:value="46.6666666666667" calcext:value-type="float">
            <text:p>46,67</text:p>
          </table:table-cell>
          <table:table-cell/>
          <table:table-cell office:value-type="float" office:value="70" calcext:value-type="float">
            <text:p>70,00</text:p>
          </table:table-cell>
          <table:table-cell table:formula="of:=[.E6]*[.$B$3]" office:value-type="float" office:value="326.666666666667" calcext:value-type="float">
            <text:p>326,67</text:p>
          </table:table-cell>
          <table:table-cell/>
          <table:table-cell office:value-type="float" office:value="50" calcext:value-type="float">
            <text:p>50,00</text:p>
          </table:table-cell>
          <table:table-cell table:formula="of:=[.H6]*[.$B$3]" office:value-type="float" office:value="233.333333333333" calcext:value-type="float">
            <text:p>233,33</text:p>
          </table:table-cell>
          <table:table-cell/>
          <table:table-cell office:value-type="float" office:value="50" calcext:value-type="float">
            <text:p>50,00</text:p>
          </table:table-cell>
          <table:table-cell table:formula="of:=[.K6]*[.$B$3]" office:value-type="float" office:value="233.333333333333" calcext:value-type="float">
            <text:p>233,33</text:p>
          </table:table-cell>
          <table:table-cell/>
          <table:table-cell office:value-type="string" calcext:value-type="string">
            <text:p>[46.67,326.67,233.33,233.33]</text:p>
          </table:table-cell>
        </table:table-row>
        <table:table-row table:style-name="ro1">
          <table:table-cell office:value-type="string" calcext:value-type="string">
            <text:p>W1_1</text:p>
          </table:table-cell>
          <table:table-cell office:value-type="float" office:value="15" calcext:value-type="float">
            <text:p>15,00</text:p>
          </table:table-cell>
          <table:table-cell table:formula="of:=[.B7]*[.$B$3]" office:value-type="float" office:value="70" calcext:value-type="float">
            <text:p>70,00</text:p>
          </table:table-cell>
          <table:table-cell/>
          <table:table-cell office:value-type="float" office:value="105" calcext:value-type="float">
            <text:p>105,00</text:p>
          </table:table-cell>
          <table:table-cell table:formula="of:=[.E7]*[.$B$3]" office:value-type="float" office:value="490" calcext:value-type="float">
            <text:p>49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7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7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70,490,46.67,46.67]</text:p>
          </table:table-cell>
        </table:table-row>
        <table:table-row table:style-name="ro1">
          <table:table-cell office:value-type="string" calcext:value-type="string">
            <text:p>W1_2</text:p>
          </table:table-cell>
          <table:table-cell office:value-type="float" office:value="30" calcext:value-type="float">
            <text:p>30,00</text:p>
          </table:table-cell>
          <table:table-cell table:formula="of:=[.B8]*[.$B$3]" office:value-type="float" office:value="140" calcext:value-type="float">
            <text:p>140,00</text:p>
          </table:table-cell>
          <table:table-cell/>
          <table:table-cell office:value-type="float" office:value="105" calcext:value-type="float">
            <text:p>105,00</text:p>
          </table:table-cell>
          <table:table-cell table:formula="of:=[.E8]*[.$B$3]" office:value-type="float" office:value="490" calcext:value-type="float">
            <text:p>49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8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8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140,490,46.67,46.67]</text:p>
          </table:table-cell>
        </table:table-row>
        <table:table-row table:style-name="ro1">
          <table:table-cell office:value-type="string" calcext:value-type="string">
            <text:p>W1_3</text:p>
          </table:table-cell>
          <table:table-cell office:value-type="float" office:value="45" calcext:value-type="float">
            <text:p>45,00</text:p>
          </table:table-cell>
          <table:table-cell table:formula="of:=[.B9]*[.$B$3]" office:value-type="float" office:value="210" calcext:value-type="float">
            <text:p>210,00</text:p>
          </table:table-cell>
          <table:table-cell/>
          <table:table-cell office:value-type="float" office:value="105" calcext:value-type="float">
            <text:p>105,00</text:p>
          </table:table-cell>
          <table:table-cell table:formula="of:=[.E9]*[.$B$3]" office:value-type="float" office:value="490" calcext:value-type="float">
            <text:p>49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9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9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210,490,46.67,46.67]</text:p>
          </table:table-cell>
        </table:table-row>
        <table:table-row table:style-name="ro1">
          <table:table-cell office:value-type="string" calcext:value-type="string">
            <text:p>W1_4</text:p>
          </table:table-cell>
          <table:table-cell office:value-type="float" office:value="15" calcext:value-type="float">
            <text:p>15,00</text:p>
          </table:table-cell>
          <table:table-cell table:formula="of:=[.B10]*[.$B$3]" office:value-type="float" office:value="70" calcext:value-type="float">
            <text:p>70,00</text:p>
          </table:table-cell>
          <table:table-cell table:style-name="ce7"/>
          <table:table-cell office:value-type="float" office:value="90" calcext:value-type="float">
            <text:p>90,00</text:p>
          </table:table-cell>
          <table:table-cell table:formula="of:=[.E10]*[.$B$3]" office:value-type="float" office:value="420" calcext:value-type="float">
            <text:p>42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10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10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70,420,46.67,46.67]</text:p>
          </table:table-cell>
        </table:table-row>
        <table:table-row table:style-name="ro1">
          <table:table-cell office:value-type="string" calcext:value-type="string">
            <text:p>W1_5</text:p>
          </table:table-cell>
          <table:table-cell office:value-type="float" office:value="30" calcext:value-type="float">
            <text:p>30,00</text:p>
          </table:table-cell>
          <table:table-cell table:formula="of:=[.B11]*[.$B$3]" office:value-type="float" office:value="140" calcext:value-type="float">
            <text:p>140,00</text:p>
          </table:table-cell>
          <table:table-cell/>
          <table:table-cell office:value-type="float" office:value="90" calcext:value-type="float">
            <text:p>90,00</text:p>
          </table:table-cell>
          <table:table-cell table:formula="of:=[.E11]*[.$B$3]" office:value-type="float" office:value="420" calcext:value-type="float">
            <text:p>42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11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11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140,420,46.67,46.67]</text:p>
          </table:table-cell>
        </table:table-row>
        <table:table-row table:style-name="ro1">
          <table:table-cell office:value-type="string" calcext:value-type="string">
            <text:p>W1_6</text:p>
          </table:table-cell>
          <table:table-cell office:value-type="float" office:value="45" calcext:value-type="float">
            <text:p>45,00</text:p>
          </table:table-cell>
          <table:table-cell table:formula="of:=[.B12]*[.$B$3]" office:value-type="float" office:value="210" calcext:value-type="float">
            <text:p>210,00</text:p>
          </table:table-cell>
          <table:table-cell/>
          <table:table-cell office:value-type="float" office:value="90" calcext:value-type="float">
            <text:p>90,00</text:p>
          </table:table-cell>
          <table:table-cell table:formula="of:=[.E12]*[.$B$3]" office:value-type="float" office:value="420" calcext:value-type="float">
            <text:p>42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12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12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210,420,46.67,46.67]</text:p>
          </table:table-cell>
        </table:table-row>
        <table:table-row table:style-name="ro1">
          <table:table-cell office:value-type="string" calcext:value-type="string">
            <text:p>W1_7</text:p>
          </table:table-cell>
          <table:table-cell office:value-type="float" office:value="15" calcext:value-type="float">
            <text:p>15,00</text:p>
          </table:table-cell>
          <table:table-cell table:formula="of:=[.B13]*[.$B$3]" office:value-type="float" office:value="70" calcext:value-type="float">
            <text:p>70,00</text:p>
          </table:table-cell>
          <table:table-cell/>
          <table:table-cell office:value-type="float" office:value="75" calcext:value-type="float">
            <text:p>75,00</text:p>
          </table:table-cell>
          <table:table-cell table:formula="of:=[.E13]*[.$B$3]" office:value-type="float" office:value="350" calcext:value-type="float">
            <text:p>35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13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13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70,350,46.67,46.67]</text:p>
          </table:table-cell>
        </table:table-row>
        <table:table-row table:style-name="ro1">
          <table:table-cell office:value-type="string" calcext:value-type="string">
            <text:p>W1_8</text:p>
          </table:table-cell>
          <table:table-cell office:value-type="float" office:value="30" calcext:value-type="float">
            <text:p>30,00</text:p>
          </table:table-cell>
          <table:table-cell table:formula="of:=[.B14]*[.$B$3]" office:value-type="float" office:value="140" calcext:value-type="float">
            <text:p>140,00</text:p>
          </table:table-cell>
          <table:table-cell/>
          <table:table-cell office:value-type="float" office:value="75" calcext:value-type="float">
            <text:p>75,00</text:p>
          </table:table-cell>
          <table:table-cell table:formula="of:=[.E14]*[.$B$3]" office:value-type="float" office:value="350" calcext:value-type="float">
            <text:p>35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14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14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140,350,46.67,46.67]</text:p>
          </table:table-cell>
        </table:table-row>
        <table:table-row table:style-name="ro1">
          <table:table-cell office:value-type="string" calcext:value-type="string">
            <text:p>W1_9</text:p>
          </table:table-cell>
          <table:table-cell office:value-type="float" office:value="45" calcext:value-type="float">
            <text:p>45,00</text:p>
          </table:table-cell>
          <table:table-cell table:formula="of:=[.B15]*[.$B$3]" office:value-type="float" office:value="210" calcext:value-type="float">
            <text:p>210,00</text:p>
          </table:table-cell>
          <table:table-cell/>
          <table:table-cell office:value-type="float" office:value="75" calcext:value-type="float">
            <text:p>75,00</text:p>
          </table:table-cell>
          <table:table-cell table:formula="of:=[.E15]*[.$B$3]" office:value-type="float" office:value="350" calcext:value-type="float">
            <text:p>35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15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15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210,350,46.67,46.67]</text:p>
          </table:table-cell>
        </table:table-row>
        <table:table-row table:style-name="ro1">
          <table:table-cell office:value-type="string" calcext:value-type="string">
            <text:p>scan_pushbutton</text:p>
          </table:table-cell>
          <table:table-cell office:value-type="float" office:value="25" calcext:value-type="float">
            <text:p>25,00</text:p>
          </table:table-cell>
          <table:table-cell table:formula="of:=[.B16]*[.$B$3]" office:value-type="float" office:value="116.666666666667" calcext:value-type="float">
            <text:p>116,67</text:p>
          </table:table-cell>
          <table:table-cell/>
          <table:table-cell office:value-type="float" office:value="60" calcext:value-type="float">
            <text:p>60,00</text:p>
          </table:table-cell>
          <table:table-cell table:formula="of:=[.E16]*[.$B$3]" office:value-type="float" office:value="280" calcext:value-type="float">
            <text:p>280,00</text:p>
          </table:table-cell>
          <table:table-cell/>
          <table:table-cell office:value-type="float" office:value="20" calcext:value-type="float">
            <text:p>20,00</text:p>
          </table:table-cell>
          <table:table-cell table:formula="of:=[.H16]*[.$B$3]" office:value-type="float" office:value="93.3333333333334" calcext:value-type="float">
            <text:p>93,33</text:p>
          </table:table-cell>
          <table:table-cell/>
          <table:table-cell office:value-type="float" office:value="5" calcext:value-type="float">
            <text:p>5,00</text:p>
          </table:table-cell>
          <table:table-cell table:formula="of:=[.K16]*[.$B$3]" office:value-type="float" office:value="23.3333333333333" calcext:value-type="float">
            <text:p>23,33</text:p>
          </table:table-cell>
          <table:table-cell/>
          <table:table-cell office:value-type="string" calcext:value-type="string">
            <text:p>[116.67,280,93.33,23.33]</text:p>
          </table:table-cell>
        </table:table-row>
        <table:table-row table:style-name="ro1">
          <table:table-cell office:value-type="string" calcext:value-type="string">
            <text:p>targetpattern_name</text:p>
          </table:table-cell>
          <table:table-cell office:value-type="float" office:value="90" calcext:value-type="float">
            <text:p>90,00</text:p>
          </table:table-cell>
          <table:table-cell table:formula="of:=[.B17]*[.$B$3]" office:value-type="float" office:value="420" calcext:value-type="float">
            <text:p>420,00</text:p>
          </table:table-cell>
          <table:table-cell/>
          <table:table-cell office:value-type="float" office:value="122.5" calcext:value-type="float">
            <text:p>122,50</text:p>
          </table:table-cell>
          <table:table-cell table:formula="of:=[.E17]*[.$B$3]" office:value-type="float" office:value="571.666666666667" calcext:value-type="float">
            <text:p>571,67</text:p>
          </table:table-cell>
          <table:table-cell/>
          <table:table-cell office:value-type="float" office:value="50" calcext:value-type="float">
            <text:p>50,00</text:p>
          </table:table-cell>
          <table:table-cell table:formula="of:=[.H17]*[.$B$3]" office:value-type="float" office:value="233.333333333333" calcext:value-type="float">
            <text:p>233,33</text:p>
          </table:table-cell>
          <table:table-cell/>
          <table:table-cell office:value-type="float" office:value="5" calcext:value-type="float">
            <text:p>5,00</text:p>
          </table:table-cell>
          <table:table-cell table:formula="of:=[.K17]*[.$B$3]" office:value-type="float" office:value="23.3333333333333" calcext:value-type="float">
            <text:p>23,33</text:p>
          </table:table-cell>
          <table:table-cell/>
          <table:table-cell office:value-type="string" calcext:value-type="string">
            <text:p>[420,571.67,233.33,23.33]</text:p>
          </table:table-cell>
        </table:table-row>
        <table:table-row table:style-name="ro1">
          <table:table-cell office:value-type="string" calcext:value-type="string">
            <text:p>Kasten2</text:p>
          </table:table-cell>
          <table:table-cell office:value-type="float" office:value="90" calcext:value-type="float">
            <text:p>90,00</text:p>
          </table:table-cell>
          <table:table-cell table:formula="of:=[.B18]*[.$B$3]" office:value-type="float" office:value="420" calcext:value-type="float">
            <text:p>420,00</text:p>
          </table:table-cell>
          <table:table-cell/>
          <table:table-cell office:value-type="float" office:value="70" calcext:value-type="float">
            <text:p>70,00</text:p>
          </table:table-cell>
          <table:table-cell table:formula="of:=[.E18]*[.$B$3]" office:value-type="float" office:value="326.666666666667" calcext:value-type="float">
            <text:p>326,67</text:p>
          </table:table-cell>
          <table:table-cell/>
          <table:table-cell office:value-type="float" office:value="50" calcext:value-type="float">
            <text:p>50,00</text:p>
          </table:table-cell>
          <table:table-cell table:formula="of:=[.H18]*[.$B$3]" office:value-type="float" office:value="233.333333333333" calcext:value-type="float">
            <text:p>233,33</text:p>
          </table:table-cell>
          <table:table-cell/>
          <table:table-cell office:value-type="float" office:value="50" calcext:value-type="float">
            <text:p>50,00</text:p>
          </table:table-cell>
          <table:table-cell table:formula="of:=[.K18]*[.$B$3]" office:value-type="float" office:value="233.333333333333" calcext:value-type="float">
            <text:p>233,33</text:p>
          </table:table-cell>
          <table:table-cell/>
          <table:table-cell office:value-type="string" calcext:value-type="string">
            <text:p>[420,326.67,233.33,233.33]</text:p>
          </table:table-cell>
        </table:table-row>
        <table:table-row table:style-name="ro1">
          <table:table-cell office:value-type="string" calcext:value-type="string">
            <text:p>W2_1</text:p>
          </table:table-cell>
          <table:table-cell office:value-type="float" office:value="95" calcext:value-type="float">
            <text:p>95,00</text:p>
          </table:table-cell>
          <table:table-cell table:formula="of:=[.B19]*[.$B$3]" office:value-type="float" office:value="443.333333333334" calcext:value-type="float">
            <text:p>443,33</text:p>
          </table:table-cell>
          <table:table-cell/>
          <table:table-cell office:value-type="float" office:value="105" calcext:value-type="float">
            <text:p>105,00</text:p>
          </table:table-cell>
          <table:table-cell table:formula="of:=[.E19]*[.$B$3]" office:value-type="float" office:value="490" calcext:value-type="float">
            <text:p>49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19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19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443.33,490,46.67,46.67]</text:p>
          </table:table-cell>
        </table:table-row>
        <table:table-row table:style-name="ro1">
          <table:table-cell office:value-type="string" calcext:value-type="string">
            <text:p>W2_2</text:p>
          </table:table-cell>
          <table:table-cell office:value-type="float" office:value="110" calcext:value-type="float">
            <text:p>110,00</text:p>
          </table:table-cell>
          <table:table-cell table:formula="of:=[.B20]*[.$B$3]" office:value-type="float" office:value="513.333333333334" calcext:value-type="float">
            <text:p>513,33</text:p>
          </table:table-cell>
          <table:table-cell/>
          <table:table-cell office:value-type="float" office:value="105" calcext:value-type="float">
            <text:p>105,00</text:p>
          </table:table-cell>
          <table:table-cell table:formula="of:=[.E20]*[.$B$3]" office:value-type="float" office:value="490" calcext:value-type="float">
            <text:p>49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20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20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513.33,490,46.67,46.67]</text:p>
          </table:table-cell>
        </table:table-row>
        <table:table-row table:style-name="ro1">
          <table:table-cell office:value-type="string" calcext:value-type="string">
            <text:p>W2_3</text:p>
          </table:table-cell>
          <table:table-cell office:value-type="float" office:value="125" calcext:value-type="float">
            <text:p>125,00</text:p>
          </table:table-cell>
          <table:table-cell table:formula="of:=[.B21]*[.$B$3]" office:value-type="float" office:value="583.333333333334" calcext:value-type="float">
            <text:p>583,33</text:p>
          </table:table-cell>
          <table:table-cell/>
          <table:table-cell office:value-type="float" office:value="105" calcext:value-type="float">
            <text:p>105,00</text:p>
          </table:table-cell>
          <table:table-cell table:formula="of:=[.E21]*[.$B$3]" office:value-type="float" office:value="490" calcext:value-type="float">
            <text:p>49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21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21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583.33,490,46.67,46.67]</text:p>
          </table:table-cell>
        </table:table-row>
        <table:table-row table:style-name="ro1">
          <table:table-cell office:value-type="string" calcext:value-type="string">
            <text:p>W2_4</text:p>
          </table:table-cell>
          <table:table-cell office:value-type="float" office:value="95" calcext:value-type="float">
            <text:p>95,00</text:p>
          </table:table-cell>
          <table:table-cell table:formula="of:=[.B22]*[.$B$3]" office:value-type="float" office:value="443.333333333334" calcext:value-type="float">
            <text:p>443,33</text:p>
          </table:table-cell>
          <table:table-cell/>
          <table:table-cell office:value-type="float" office:value="90" calcext:value-type="float">
            <text:p>90,00</text:p>
          </table:table-cell>
          <table:table-cell table:formula="of:=[.E22]*[.$B$3]" office:value-type="float" office:value="420" calcext:value-type="float">
            <text:p>42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22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22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443.33,420,46.67,46.67]</text:p>
          </table:table-cell>
        </table:table-row>
        <table:table-row table:style-name="ro1">
          <table:table-cell office:value-type="string" calcext:value-type="string">
            <text:p>W2_5</text:p>
          </table:table-cell>
          <table:table-cell office:value-type="float" office:value="110" calcext:value-type="float">
            <text:p>110,00</text:p>
          </table:table-cell>
          <table:table-cell table:formula="of:=[.B23]*[.$B$3]" office:value-type="float" office:value="513.333333333334" calcext:value-type="float">
            <text:p>513,33</text:p>
          </table:table-cell>
          <table:table-cell/>
          <table:table-cell office:value-type="float" office:value="90" calcext:value-type="float">
            <text:p>90,00</text:p>
          </table:table-cell>
          <table:table-cell table:formula="of:=[.E23]*[.$B$3]" office:value-type="float" office:value="420" calcext:value-type="float">
            <text:p>42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23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23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513.33,420,46.67,46.67]</text:p>
          </table:table-cell>
        </table:table-row>
        <table:table-row table:style-name="ro1">
          <table:table-cell office:value-type="string" calcext:value-type="string">
            <text:p>W2_6</text:p>
          </table:table-cell>
          <table:table-cell office:value-type="float" office:value="125" calcext:value-type="float">
            <text:p>125,00</text:p>
          </table:table-cell>
          <table:table-cell table:formula="of:=[.B24]*[.$B$3]" office:value-type="float" office:value="583.333333333334" calcext:value-type="float">
            <text:p>583,33</text:p>
          </table:table-cell>
          <table:table-cell/>
          <table:table-cell office:value-type="float" office:value="90" calcext:value-type="float">
            <text:p>90,00</text:p>
          </table:table-cell>
          <table:table-cell table:formula="of:=[.E24]*[.$B$3]" office:value-type="float" office:value="420" calcext:value-type="float">
            <text:p>42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24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24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583.33,420,46.67,46.67]</text:p>
          </table:table-cell>
        </table:table-row>
        <table:table-row table:style-name="ro1">
          <table:table-cell office:value-type="string" calcext:value-type="string">
            <text:p>W2_7</text:p>
          </table:table-cell>
          <table:table-cell office:value-type="float" office:value="95" calcext:value-type="float">
            <text:p>95,00</text:p>
          </table:table-cell>
          <table:table-cell table:formula="of:=[.B25]*[.$B$3]" office:value-type="float" office:value="443.333333333334" calcext:value-type="float">
            <text:p>443,33</text:p>
          </table:table-cell>
          <table:table-cell/>
          <table:table-cell office:value-type="float" office:value="75" calcext:value-type="float">
            <text:p>75,00</text:p>
          </table:table-cell>
          <table:table-cell table:formula="of:=[.E25]*[.$B$3]" office:value-type="float" office:value="350" calcext:value-type="float">
            <text:p>35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25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25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443.33,350,46.67,46.67]</text:p>
          </table:table-cell>
        </table:table-row>
        <table:table-row table:style-name="ro1">
          <table:table-cell office:value-type="string" calcext:value-type="string">
            <text:p>W2_8</text:p>
          </table:table-cell>
          <table:table-cell office:value-type="float" office:value="110" calcext:value-type="float">
            <text:p>110,00</text:p>
          </table:table-cell>
          <table:table-cell table:formula="of:=[.B26]*[.$B$3]" office:value-type="float" office:value="513.333333333334" calcext:value-type="float">
            <text:p>513,33</text:p>
          </table:table-cell>
          <table:table-cell/>
          <table:table-cell office:value-type="float" office:value="75" calcext:value-type="float">
            <text:p>75,00</text:p>
          </table:table-cell>
          <table:table-cell table:formula="of:=[.E26]*[.$B$3]" office:value-type="float" office:value="350" calcext:value-type="float">
            <text:p>35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26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26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513.33,350,46.67,46.67]</text:p>
          </table:table-cell>
        </table:table-row>
        <table:table-row table:style-name="ro1">
          <table:table-cell office:value-type="string" calcext:value-type="string">
            <text:p>W2_9</text:p>
          </table:table-cell>
          <table:table-cell office:value-type="float" office:value="125" calcext:value-type="float">
            <text:p>125,00</text:p>
          </table:table-cell>
          <table:table-cell table:formula="of:=[.B27]*[.$B$3]" office:value-type="float" office:value="583.333333333334" calcext:value-type="float">
            <text:p>583,33</text:p>
          </table:table-cell>
          <table:table-cell/>
          <table:table-cell office:value-type="float" office:value="75" calcext:value-type="float">
            <text:p>75,00</text:p>
          </table:table-cell>
          <table:table-cell table:formula="of:=[.E27]*[.$B$3]" office:value-type="float" office:value="350" calcext:value-type="float">
            <text:p>35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H27]*[.$B$3]" office:value-type="float" office:value="46.6666666666667" calcext:value-type="float">
            <text:p>46,67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27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583.33,350,46.67,46.67]</text:p>
          </table:table-cell>
        </table:table-row>
        <table:table-row table:style-name="ro1">
          <table:table-cell office:value-type="string" calcext:value-type="string">
            <text:p>random_pushbutton</text:p>
          </table:table-cell>
          <table:table-cell office:value-type="float" office:value="105" calcext:value-type="float">
            <text:p>105,00</text:p>
          </table:table-cell>
          <table:table-cell table:formula="of:=[.B28]*[.$B$3]" office:value-type="float" office:value="490" calcext:value-type="float">
            <text:p>490,00</text:p>
          </table:table-cell>
          <table:table-cell/>
          <table:table-cell office:value-type="float" office:value="60" calcext:value-type="float">
            <text:p>60,00</text:p>
          </table:table-cell>
          <table:table-cell table:formula="of:=[.E28]*[.$B$3]" office:value-type="float" office:value="280" calcext:value-type="float">
            <text:p>280,00</text:p>
          </table:table-cell>
          <table:table-cell/>
          <table:table-cell office:value-type="float" office:value="20" calcext:value-type="float">
            <text:p>20,00</text:p>
          </table:table-cell>
          <table:table-cell table:formula="of:=[.H28]*[.$B$3]" office:value-type="float" office:value="93.3333333333334" calcext:value-type="float">
            <text:p>93,33</text:p>
          </table:table-cell>
          <table:table-cell/>
          <table:table-cell office:value-type="float" office:value="5" calcext:value-type="float">
            <text:p>5,00</text:p>
          </table:table-cell>
          <table:table-cell table:formula="of:=[.K28]*[.$B$3]" office:value-type="float" office:value="23.3333333333333" calcext:value-type="float">
            <text:p>23,33</text:p>
          </table:table-cell>
          <table:table-cell/>
          <table:table-cell office:value-type="string" calcext:value-type="string">
            <text:p>[490,280,93.33,23.33]</text:p>
          </table:table-cell>
        </table:table-row>
        <table:table-row table:style-name="ro1">
          <table:table-cell office:value-type="string" calcext:value-type="string">
            <text:p>Kasten_algorithm</text:p>
          </table:table-cell>
          <table:table-cell office:value-type="float" office:value="10" calcext:value-type="float">
            <text:p>10,00</text:p>
          </table:table-cell>
          <table:table-cell table:formula="of:=[.B29]*[.$B$3]" office:value-type="float" office:value="46.6666666666667" calcext:value-type="float">
            <text:p>46,67</text:p>
          </table:table-cell>
          <table:table-cell/>
          <table:table-cell office:value-type="float" office:value="20" calcext:value-type="float">
            <text:p>20,00</text:p>
          </table:table-cell>
          <table:table-cell table:formula="of:=[.E29]*[.$B$3]" office:value-type="float" office:value="93.3333333333334" calcext:value-type="float">
            <text:p>93,33</text:p>
          </table:table-cell>
          <table:table-cell/>
          <table:table-cell office:value-type="float" office:value="50" calcext:value-type="float">
            <text:p>50,00</text:p>
          </table:table-cell>
          <table:table-cell table:formula="of:=[.H29]*[.$B$3]" office:value-type="float" office:value="233.333333333333" calcext:value-type="float">
            <text:p>233,33</text:p>
          </table:table-cell>
          <table:table-cell/>
          <table:table-cell office:value-type="float" office:value="35" calcext:value-type="float">
            <text:p>35,00</text:p>
          </table:table-cell>
          <table:table-cell table:formula="of:=[.K29]*[.$B$3]" office:value-type="float" office:value="163.333333333333" calcext:value-type="float">
            <text:p>163,33</text:p>
          </table:table-cell>
          <table:table-cell/>
          <table:table-cell office:value-type="string" calcext:value-type="string">
            <text:p>[46.67,93.33,233.33,163.33]</text:p>
          </table:table-cell>
        </table:table-row>
        <table:table-row table:style-name="ro1">
          <table:table-cell office:value-type="string" calcext:value-type="string">
            <text:p>load_popupmenu</text:p>
          </table:table-cell>
          <table:table-cell office:value-type="float" office:value="80" calcext:value-type="float">
            <text:p>80,00</text:p>
          </table:table-cell>
          <table:table-cell table:formula="of:=[.B30]*[.$B$3]" office:value-type="float" office:value="373.333333333334" calcext:value-type="float">
            <text:p>373,33</text:p>
          </table:table-cell>
          <table:table-cell/>
          <table:table-cell office:value-type="float" office:value="45" calcext:value-type="float">
            <text:p>45,00</text:p>
          </table:table-cell>
          <table:table-cell table:formula="of:=[.E30]*[.$B$3]" office:value-type="float" office:value="210" calcext:value-type="float">
            <text:p>210,00</text:p>
          </table:table-cell>
          <table:table-cell/>
          <table:table-cell office:value-type="float" office:value="20" calcext:value-type="float">
            <text:p>20,00</text:p>
          </table:table-cell>
          <table:table-cell table:formula="of:=[.H30]*[.$B$3]" office:value-type="float" office:value="93.3333333333334" calcext:value-type="float">
            <text:p>93,33</text:p>
          </table:table-cell>
          <table:table-cell/>
          <table:table-cell office:value-type="float" office:value="5" calcext:value-type="float">
            <text:p>5,00</text:p>
          </table:table-cell>
          <table:table-cell table:formula="of:=[.K30]*[.$B$3]" office:value-type="float" office:value="23.3333333333333" calcext:value-type="float">
            <text:p>23,33</text:p>
          </table:table-cell>
          <table:table-cell/>
          <table:table-cell office:value-type="string" calcext:value-type="string">
            <text:p>[373.33,210,93.33,23.33]</text:p>
          </table:table-cell>
        </table:table-row>
        <table:table-row table:style-name="ro1">
          <table:table-cell office:value-type="string" calcext:value-type="string">
            <text:p>save_popupmenu</text:p>
          </table:table-cell>
          <table:table-cell office:value-type="float" office:value="80" calcext:value-type="float">
            <text:p>80,00</text:p>
          </table:table-cell>
          <table:table-cell table:formula="of:=[.B31]*[.$B$3]" office:value-type="float" office:value="373.333333333334" calcext:value-type="float">
            <text:p>373,33</text:p>
          </table:table-cell>
          <table:table-cell/>
          <table:table-cell office:value-type="float" office:value="35" calcext:value-type="float">
            <text:p>35,00</text:p>
          </table:table-cell>
          <table:table-cell table:formula="of:=[.E31]*[.$B$3]" office:value-type="float" office:value="163.333333333333" calcext:value-type="float">
            <text:p>163,33</text:p>
          </table:table-cell>
          <table:table-cell/>
          <table:table-cell office:value-type="float" office:value="20" calcext:value-type="float">
            <text:p>20,00</text:p>
          </table:table-cell>
          <table:table-cell table:formula="of:=[.H31]*[.$B$3]" office:value-type="float" office:value="93.3333333333334" calcext:value-type="float">
            <text:p>93,33</text:p>
          </table:table-cell>
          <table:table-cell/>
          <table:table-cell office:value-type="float" office:value="5" calcext:value-type="float">
            <text:p>5,00</text:p>
          </table:table-cell>
          <table:table-cell table:formula="of:=[.K31]*[.$B$3]" office:value-type="float" office:value="23.3333333333333" calcext:value-type="float">
            <text:p>23,33</text:p>
          </table:table-cell>
          <table:table-cell/>
          <table:table-cell office:value-type="string" calcext:value-type="string">
            <text:p>[373.33,163.33,93.33,23.33]</text:p>
          </table:table-cell>
        </table:table-row>
        <table:table-row table:style-name="ro1">
          <table:table-cell office:value-type="string" calcext:value-type="string">
            <text:p>listbox</text:p>
          </table:table-cell>
          <table:table-cell office:value-type="float" office:value="110" calcext:value-type="float">
            <text:p>110,00</text:p>
          </table:table-cell>
          <table:table-cell table:formula="of:=[.B32]*[.$B$3]" office:value-type="float" office:value="513.333333333334" calcext:value-type="float">
            <text:p>513,33</text:p>
          </table:table-cell>
          <table:table-cell/>
          <table:table-cell office:value-type="float" office:value="20" calcext:value-type="float">
            <text:p>20,00</text:p>
          </table:table-cell>
          <table:table-cell table:formula="of:=[.E32]*[.$B$3]" office:value-type="float" office:value="93.3333333333334" calcext:value-type="float">
            <text:p>93,33</text:p>
          </table:table-cell>
          <table:table-cell/>
          <table:table-cell office:value-type="float" office:value="30" calcext:value-type="float">
            <text:p>30,00</text:p>
          </table:table-cell>
          <table:table-cell table:formula="of:=[.H32]*[.$B$3]" office:value-type="float" office:value="140" calcext:value-type="float">
            <text:p>140,00</text:p>
          </table:table-cell>
          <table:table-cell/>
          <table:table-cell office:value-type="float" office:value="35" calcext:value-type="float">
            <text:p>35,00</text:p>
          </table:table-cell>
          <table:table-cell table:formula="of:=[.K32]*[.$B$3]" office:value-type="float" office:value="163.333333333333" calcext:value-type="float">
            <text:p>163,33</text:p>
          </table:table-cell>
          <table:table-cell/>
          <table:table-cell office:value-type="string" calcext:value-type="string">
            <text:p>[513.33,93.33,140,163.33]</text:p>
          </table:table-cell>
        </table:table-row>
        <table:table-row table:style-name="ro1">
          <table:table-cell office:value-type="string" calcext:value-type="string">
            <text:p>start_pushbutton</text:p>
          </table:table-cell>
          <table:table-cell office:value-type="float" office:value="20" calcext:value-type="float">
            <text:p>20,00</text:p>
          </table:table-cell>
          <table:table-cell table:formula="of:=[.B33]*[.$B$3]" office:value-type="float" office:value="93.3333333333334" calcext:value-type="float">
            <text:p>93,33</text:p>
          </table:table-cell>
          <table:table-cell/>
          <table:table-cell office:value-type="float" office:value="5" calcext:value-type="float">
            <text:p>5,00</text:p>
          </table:table-cell>
          <table:table-cell table:formula="of:=[.E33]*[.$B$3]" office:value-type="float" office:value="23.3333333333333" calcext:value-type="float">
            <text:p>23,33</text:p>
          </table:table-cell>
          <table:table-cell/>
          <table:table-cell office:value-type="float" office:value="30" calcext:value-type="float">
            <text:p>30,00</text:p>
          </table:table-cell>
          <table:table-cell table:formula="of:=[.H33]*[.$B$3]" office:value-type="float" office:value="140" calcext:value-type="float">
            <text:p>14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33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93.33,23.33,140,46.67]</text:p>
          </table:table-cell>
        </table:table-row>
        <table:table-row table:style-name="ro1">
          <table:table-cell office:value-type="string" calcext:value-type="string">
            <text:p>stop-pushbutton</text:p>
          </table:table-cell>
          <table:table-cell office:value-type="float" office:value="60" calcext:value-type="float">
            <text:p>60,00</text:p>
          </table:table-cell>
          <table:table-cell table:formula="of:=[.B34]*[.$B$3]" office:value-type="float" office:value="280" calcext:value-type="float">
            <text:p>280,00</text:p>
          </table:table-cell>
          <table:table-cell/>
          <table:table-cell office:value-type="float" office:value="5" calcext:value-type="float">
            <text:p>5,00</text:p>
          </table:table-cell>
          <table:table-cell table:formula="of:=[.E34]*[.$B$3]" office:value-type="float" office:value="23.3333333333333" calcext:value-type="float">
            <text:p>23,33</text:p>
          </table:table-cell>
          <table:table-cell/>
          <table:table-cell office:value-type="float" office:value="30" calcext:value-type="float">
            <text:p>30,00</text:p>
          </table:table-cell>
          <table:table-cell table:formula="of:=[.H34]*[.$B$3]" office:value-type="float" office:value="140" calcext:value-type="float">
            <text:p>14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34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280,23.33,140,46.67]</text:p>
          </table:table-cell>
        </table:table-row>
        <table:table-row table:style-name="ro1">
          <table:table-cell office:value-type="string" calcext:value-type="string">
            <text:p>close_pushbutton</text:p>
          </table:table-cell>
          <table:table-cell office:value-type="float" office:value="100" calcext:value-type="float">
            <text:p>100,00</text:p>
          </table:table-cell>
          <table:table-cell table:formula="of:=[.B35]*[.$B$3]" office:value-type="float" office:value="466.666666666667" calcext:value-type="float">
            <text:p>466,67</text:p>
          </table:table-cell>
          <table:table-cell/>
          <table:table-cell office:value-type="float" office:value="5" calcext:value-type="float">
            <text:p>5,00</text:p>
          </table:table-cell>
          <table:table-cell table:formula="of:=[.E35]*[.$B$3]" office:value-type="float" office:value="23.3333333333333" calcext:value-type="float">
            <text:p>23,33</text:p>
          </table:table-cell>
          <table:table-cell/>
          <table:table-cell office:value-type="float" office:value="30" calcext:value-type="float">
            <text:p>30,00</text:p>
          </table:table-cell>
          <table:table-cell table:formula="of:=[.H35]*[.$B$3]" office:value-type="float" office:value="140" calcext:value-type="float">
            <text:p>140,00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K35]*[.$B$3]" office:value-type="float" office:value="46.6666666666667" calcext:value-type="float">
            <text:p>46,67</text:p>
          </table:table-cell>
          <table:table-cell/>
          <table:table-cell office:value-type="string" calcext:value-type="string">
            <text:p>[466.67,23.33,140,46,67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.00.0000</text:date>, <text:time style:data-style-name="N2" text:time-value="14:26:04.1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1:25:10.477000000</meta:creation-date>
    <dc:date>2017-12-21T15:33:39.639000000</dc:date>
    <meta:editing-duration>PT1H6M33S</meta:editing-duration>
    <meta:editing-cycles>11</meta:editing-cycles>
    <meta:generator>LibreOffice/5.3.5.2$Windows_x86 LibreOffice_project/50d9bf2b0a79cdb85a3814b592608037a682059d</meta:generator>
    <meta:document-statistic meta:table-count="1" meta:cell-count="324" meta:object-count="0"/>
  </office:meta>
</office:document-meta>
</file>